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0f0e07" officeooo:paragraph-rsid="000f0e07"/>
    </style:style>
    <style:style style:name="P2" style:family="paragraph" style:parent-style-name="Title">
      <style:text-properties officeooo:rsid="000f0e07" officeooo:paragraph-rsid="000f0e07"/>
    </style:style>
    <style:style style:name="P3" style:family="paragraph" style:parent-style-name="Text_20_body">
      <style:text-properties officeooo:rsid="0011c561" officeooo:paragraph-rsid="0011c561"/>
    </style:style>
    <style:style style:name="P4" style:family="paragraph" style:parent-style-name="Text_20_body">
      <style:text-properties officeooo:rsid="000fd1cb" officeooo:paragraph-rsid="000fd1cb"/>
    </style:style>
    <style:style style:name="P5" style:family="paragraph" style:parent-style-name="Heading_20_2">
      <style:text-properties officeooo:rsid="000f0e07" officeooo:paragraph-rsid="000f0e07"/>
    </style:style>
    <style:style style:name="P6" style:family="paragraph" style:parent-style-name="Heading_20_2">
      <style:text-properties officeooo:rsid="0011c561" officeooo:paragraph-rsid="0011c561"/>
    </style:style>
    <style:style style:name="P7" style:family="paragraph" style:parent-style-name="Heading_20_2">
      <style:text-properties officeooo:rsid="00159593" officeooo:paragraph-rsid="00159593"/>
    </style:style>
    <style:style style:name="P8" style:family="paragraph" style:parent-style-name="Text_20_body">
      <style:text-properties officeooo:rsid="000fd1cb" officeooo:paragraph-rsid="000fd1cb"/>
    </style:style>
    <style:style style:name="P9" style:family="paragraph" style:parent-style-name="Text_20_body">
      <style:text-properties officeooo:rsid="00159593" officeooo:paragraph-rsid="00159593"/>
    </style:style>
    <style:style style:name="P10" style:family="paragraph" style:parent-style-name="Text_20_body">
      <style:text-properties officeooo:rsid="001720c4" officeooo:paragraph-rsid="001720c4"/>
    </style:style>
    <style:style style:name="T1" style:family="text">
      <style:text-properties officeooo:rsid="000f0e07"/>
    </style:style>
    <style:style style:name="T2" style:family="text">
      <style:text-properties officeooo:rsid="000fd1cb"/>
    </style:style>
    <style:style style:name="T3" style:family="text">
      <style:text-properties officeooo:rsid="001306f5"/>
    </style:style>
    <style:style style:name="T4" style:family="text">
      <style:text-properties officeooo:rsid="0013cbcb"/>
    </style:style>
    <style:style style:name="T5" style:family="text">
      <style:text-properties officeooo:rsid="001720c4"/>
    </style:style>
    <style:style style:name="T6" style:family="text">
      <style:text-properties officeooo:rsid="0018b9d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I Assignment 0<text:span text:style-name="T4">6</text:span></text:p>
      <text:h text:style-name="P5" text:outline-level="2">Aufgabe 1</text:h>
      <text:p text:style-name="P1">A) Digitale Nachhaltigkeit befasst sich mit gesellschaftlichen und wirtschaftlichen Herausforderungen der Digitalisierung, z.B. soll durch open source content vermieden werden, dass <text:s/>Riesenkonzerne Monopole auf gewissen Funktionen haben. Die Digitalisierung soll schliesslich einen Nutzen für alle Menschen haben, und nicht nur eine Gewinnmaschine für Riesenkonzerne oder Propagandamaschine für Regierungen sein.</text:p>
      <text:p text:style-name="P1">Nachhaltige Digitalisierung hat zum Ziel, einerseits durch Digitalisierung Ressourcenschonung zu erreichen, und andererseits die Digitalisierung auf umweltverträgliche Art durchzuführen.</text:p>
      <text:p text:style-name="P1">B) <text:span text:style-name="T2">Es erhöht die Sicherheit, wenn Daten an verschiedenen Orten abgespeichert werden und macht die Datenverfügbarkeit unabhängig von allfälligen autoritären Regimes, welche Zensur betreiben wollen. Ausserdem ist so die Macht über die Daten gleichmässig verteilt und niemand hat alleine das Zepter in der Hand.</text:span></text:p>
      <text:p text:style-name="P4">C) Man kann Wissen unterteilen in explizites Wissen und implizites Wissen. Das erste wären z.B. ganze Dokumente mit Quellcode von Programmen oder Explizite Daten, welche erfasst wurden.</text:p>
      <text:p text:style-name="P4">Implizites Wissen sind eher Lösungsansätze von Problemen, Erfahrungen und Ideen. </text:p>
      <text:p text:style-name="P4">D) In einer Meritokratie erhalten Personen, welche höhere Leistungen erbringen, mehr Macht. Dies wäre zum Beispiel die innere «politische» Struktur einer Firma, welche höheren Executives mehr Macht gibt als anderen, tiefer eingestuften Angestellten. In einer Demokratie hingegen haben alle beteiligten (zumindest theoretisch) gleich viel Macht.</text:p>
      <text:p text:style-name="P4">Wenn eine Firma zum Beispiel eine Software entwickelt, gehört der Quellcode den Personen, welche die Firma besitzen, und nicht einmal den Programmierer/innen. Dies schadet der Community, da andere Programmierer/innen, welche zur Innovation und Entwicklung beitragen könnten, nicht einmal Zugriff bekommen auf den Quellcode.</text:p>
      <text:h text:style-name="P6" text:outline-level="2">Aufgabe 2</text:h>
      <text:p text:style-name="P3">A) Alle Personen haben Interesse an der Öffentlichkeit des Quellcodes: Es schenkt vertrauen, dass keine Überwachung oder sonstiges geschieht. Ausserdem ist die Entwicklung nicht mehr Profitgerichtet (jährliche Reiteration derselben Software mit minimalsten Änderungen zu Wucherpreisen), sondern es geschieht echter Fortschritt. Ist eine Software einmal Open Source, so können alle darauf zugreifen und die gesamte Gesellschaft profitiert.</text:p>
      <text:p text:style-name="P3">B) Der Linux Kernel kann theoretisch von jeder Person weiterentwickelt werden, da er Open Source ist. Jedoch sind, wenn wir von Kernel sprechen, oft stabile releases gemeint, welche zum Beispiel in den Linux Distributionen Debian oder Ubuntu enthalten sind, gemeint. Um an diesen Projekten mitarbeiten zu dürfen, muss man von der Community aufgenommen werden und genug Erfahrung vorweisen können.</text:p>
      <text:p text:style-name="P3"><text:soft-page-break/>C)</text:p>
      <text:p text:style-name="P3">- Die Software <text:span text:style-name="T3">(und der Quellcode)</text:span> liegt in einer lesbaren und verstehbaren Form vor.</text:p>
      <text:p text:style-name="P3">- Die Software darf beliebig verändert und weitergegeben werden.</text:p>
      <text:p text:style-name="P3">- Die Software darf beliebig kopiert, verbreitet und genutzt werden.</text:p>
      <text:p text:style-name="P3">- </text:p>
      <text:p text:style-name="P3">D) Sie ist nicht profitgerichtet und kann somit ökologische Nachhaltigkeit berücksichtigen: Es wird nicht unnötig Zeit damit verbracht, möglichst ansprechende Software zu entwickeln oder sie den Kunden andrehen zu wollen, sondern man kann z.B. darüber nachdenken, wie man durch Digitalisierung co2 einsparen kann</text:p>
      <text:p text:style-name="P3">E) </text:p>
      <text:p text:style-name="P4"/>
      <text:h text:style-name="P7" text:outline-level="2">Aufgabe 3</text:h>
      <text:p text:style-name="P9">A) Sie dienen dazu, dass Daten verständlich übermittelt werden können <text:span text:style-name="T6">und verhindern, dass Personen oder Gruppen eine Art Codesprache entwickeln, welche nur von ihnen verstanden wird bzw. aufhören, den Fortschritt zu teilen.</text:span></text:p>
      <text:p text:style-name="P9">B) Das 5-Star Modell ist ein Konzept und eine Bewertungstabelle, wie man Daten öffentlich zugänglich machen kann/soll. Einen Stern gibt es, <text:span text:style-name="T5">wenn Daten unstrukturiert zugänglich/lesbar gemacht werden, zum Beispiel in einer simplen PDF-Datei. Zwei Sterne, wenn Die Daten z.B. in einer Excel Tabelle strukturiert werden. Drei Sterne für strukturierte Daten in Open Document Format, zum Beispiel Libre office. Vier Sterne, wenn diese Daten ebenfalls verlinkt werden, damit sie direkt referiert werden. Am besten (5 Sterne) ist es, wenn man Interaktion mit anderen sucht, um <text:s/>besser voranzukommen und Kontexte herzustellen.</text:span></text:p>
      <text:p text:style-name="P10">C)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CH"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CH"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0f0e0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tab/><text:tab/><text:span text:style-name="MT1">Nicolas Rüegg 21-119-300</text:span></text:p>
        <text:p text:style-name="Header"><text:tab/><text:tab/><text:span text:style-name="MT1">Kapinash Ponnuthurai 21-126-107</text:span></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04T10:14:36.910000000</meta:creation-date>
    <dc:date>2021-11-04T11:10:58.134000000</dc:date>
    <meta:editing-duration>PT12M55S</meta:editing-duration>
    <meta:editing-cycles>4</meta:editing-cycles>
    <meta:generator>LibreOffice/7.2.1.2$Windows_X86_64 LibreOffice_project/87b77fad49947c1441b67c559c339af8f3517e22</meta:generator>
    <meta:document-statistic meta:table-count="0" meta:image-count="0" meta:object-count="0" meta:page-count="2" meta:paragraph-count="25" meta:word-count="568" meta:character-count="4156" meta:non-whitespace-character-count="3603"/>
  </office:meta>
</office:document-meta>
</file>